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01200000014015358C6E4A1481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53cm" table:align="center"/>
    </style:style>
    <style:style style:name="Table1.A" style:family="table-column">
      <style:table-column-properties style:column-width="1.84cm"/>
    </style:style>
    <style:style style:name="Table1.B" style:family="table-column">
      <style:table-column-properties style:column-width="8.313cm"/>
    </style:style>
    <style:style style:name="Tab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B1" style:family="table-cell">
      <style:table-cell-properties style:vertical-align="middle" style:border-line-width="0.002cm 0.004cm 0.002cm" fo:padding="0.049cm" fo:border="0.15pt double #808080"/>
    </style:style>
    <style:style style:name="Table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1.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 style:family="table">
      <style:table-properties style:width="17cm" table:align="center"/>
    </style:style>
    <style:style style:name="Table2.A" style:family="table-column">
      <style:table-column-properties style:column-width="1.145cm"/>
    </style:style>
    <style:style style:name="Table2.B" style:family="table-column">
      <style:table-column-properties style:column-width="1.519cm"/>
    </style:style>
    <style:style style:name="Table2.C" style:family="table-column">
      <style:table-column-properties style:column-width="1.025cm"/>
    </style:style>
    <style:style style:name="Table2.D" style:family="table-column">
      <style:table-column-properties style:column-width="1.365cm"/>
    </style:style>
    <style:style style:name="Table2.E" style:family="table-column">
      <style:table-column-properties style:column-width="1.385cm"/>
    </style:style>
    <style:style style:name="Table2.F" style:family="table-column">
      <style:table-column-properties style:column-width="2.369cm"/>
    </style:style>
    <style:style style:name="Table2.G" style:family="table-column">
      <style:table-column-properties style:column-width="2.485cm"/>
    </style:style>
    <style:style style:name="Table2.H" style:family="table-column">
      <style:table-column-properties style:column-width="2.762cm"/>
    </style:style>
    <style:style style:name="Table2.I" style:family="table-column">
      <style:table-column-properties style:column-width="2.946cm"/>
    </style:style>
    <style:style style:name="Table2.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2.I1" style:family="table-cell">
      <style:table-cell-properties style:vertical-align="middle" style:border-line-width="0.002cm 0.004cm 0.002cm" fo:padding="0.049cm" fo:border="0.15pt double #808080"/>
    </style:style>
    <style:style style:name="Table2.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I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3" style:family="table">
      <style:table-properties style:width="19.837cm" table:align="center"/>
    </style:style>
    <style:style style:name="Table3.A" style:family="table-column">
      <style:table-column-properties style:column-width="1.166cm"/>
    </style:style>
    <style:style style:name="Table3.B" style:family="table-column">
      <style:table-column-properties style:column-width="1.06cm"/>
    </style:style>
    <style:style style:name="Table3.C" style:family="table-column">
      <style:table-column-properties style:column-width="1.356cm"/>
    </style:style>
    <style:style style:name="Table3.D" style:family="table-column">
      <style:table-column-properties style:column-width="2.06cm"/>
    </style:style>
    <style:style style:name="Table3.E" style:family="table-column">
      <style:table-column-properties style:column-width="2.006cm"/>
    </style:style>
    <style:style style:name="Table3.F" style:family="table-column">
      <style:table-column-properties style:column-width="2.32cm"/>
    </style:style>
    <style:style style:name="Table3.G" style:family="table-column">
      <style:table-column-properties style:column-width="1.554cm"/>
    </style:style>
    <style:style style:name="Table3.H" style:family="table-column">
      <style:table-column-properties style:column-width="2.332cm"/>
    </style:style>
    <style:style style:name="Table3.I" style:family="table-column">
      <style:table-column-properties style:column-width="1.826cm"/>
    </style:style>
    <style:style style:name="Table3.J" style:family="table-column">
      <style:table-column-properties style:column-width="1.462cm"/>
    </style:style>
    <style:style style:name="Table3.K" style:family="table-column">
      <style:table-column-properties style:column-width="0.901cm"/>
    </style:style>
    <style:style style:name="Table3.L" style:family="table-column">
      <style:table-column-properties style:column-width="0.774cm"/>
    </style:style>
    <style:style style:name="Table3.M" style:family="table-column">
      <style:table-column-properties style:column-width="1.02cm"/>
    </style:style>
    <style:style style:name="Table3.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3.M1" style:family="table-cell">
      <style:table-cell-properties style:vertical-align="middle" style:border-line-width="0.002cm 0.004cm 0.002cm" fo:padding="0.049cm" fo:border="0.15pt double #808080"/>
    </style:style>
    <style:style style:name="Table3.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3.M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4" style:family="table">
      <style:table-properties style:width="17cm" table:align="center"/>
    </style:style>
    <style:style style:name="Table4.A" style:family="table-column">
      <style:table-column-properties style:column-width="1.184cm"/>
    </style:style>
    <style:style style:name="Table4.B" style:family="table-column">
      <style:table-column-properties style:column-width="1.455cm"/>
    </style:style>
    <style:style style:name="Table4.C" style:family="table-column">
      <style:table-column-properties style:column-width="2.212cm"/>
    </style:style>
    <style:style style:name="Table4.D" style:family="table-column">
      <style:table-column-properties style:column-width="2.586cm"/>
    </style:style>
    <style:style style:name="Table4.E" style:family="table-column">
      <style:table-column-properties style:column-width="2.228cm"/>
    </style:style>
    <style:style style:name="Table4.F" style:family="table-column">
      <style:table-column-properties style:column-width="1.909cm"/>
    </style:style>
    <style:style style:name="Table4.G" style:family="table-column">
      <style:table-column-properties style:column-width="0.794cm"/>
    </style:style>
    <style:style style:name="Table4.H" style:family="table-column">
      <style:table-column-properties style:column-width="3.371cm"/>
    </style:style>
    <style:style style:name="Table4.I" style:family="table-column">
      <style:table-column-properties style:column-width="1.26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4.I1" style:family="table-cell">
      <style:table-cell-properties style:vertical-align="middle" style:border-line-width="0.002cm 0.004cm 0.002cm" fo:padding="0.049cm" fo:border="0.15pt double #808080"/>
    </style:style>
    <style:style style:name="Table4.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4.I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5" style:family="table">
      <style:table-properties style:width="17cm" table:align="center"/>
    </style:style>
    <style:style style:name="Table5.A" style:family="table-column">
      <style:table-column-properties style:column-width="3.572cm"/>
    </style:style>
    <style:style style:name="Table5.B" style:family="table-column">
      <style:table-column-properties style:column-width="13.428cm"/>
    </style:style>
    <style:style style:name="Table5.A1" style:family="table-cell">
      <style:table-cell-properties fo:padding="0.049cm" fo:border="none"/>
    </style:style>
    <style:style style:name="Table5.B1" style:family="table-cell">
      <style:table-cell-properties style:vertical-align="middle" fo:padding="0.049cm" fo:border="none"/>
    </style:style>
    <style:style style:name="P1" style:family="paragraph" style:parent-style-name="Text_20_body">
      <style:paragraph-properties fo:text-align="justify" style:justify-single-word="false"/>
      <style:text-properties fo:font-weight="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cm" fo:margin-bottom="0cm" loext:contextual-spacing="false" fo:text-align="center" style:justify-single-word="false"/>
    </style:style>
    <style:style style:name="P5" style:family="paragraph" style:parent-style-name="Table_20_Contents">
      <style:text-properties style:font-name="arial" fo:font-size="10pt"/>
    </style:style>
    <style:style style:name="P6" style:family="paragraph" style:parent-style-name="Table_20_Contents">
      <style:text-properties style:font-name="arial" fo:font-size="10pt" fo:font-weight="bold"/>
    </style:style>
    <style:style style:name="P7" style:family="paragraph" style:parent-style-name="Table_20_Contents">
      <style:paragraph-properties fo:margin-top="0cm" fo:margin-bottom="0.499cm" loext:contextual-spacing="false" fo:text-align="justify" style:justify-single-word="false"/>
      <style:text-properties style:font-name="arial" fo:font-size="10pt"/>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paragraph-properties fo:text-align="justify" style:justify-single-word="false"/>
      <style:text-properties fo:font-weight="bold"/>
    </style:style>
    <style:style style:name="P12" style:family="paragraph" style:parent-style-name="Text_20_body">
      <style:paragraph-properties fo:text-align="justify" style:justify-single-word="false"/>
      <style:text-properties fo:color="#dc6701" fo:font-weight="bold"/>
    </style:style>
    <style:style style:name="P13" style:family="paragraph" style:parent-style-name="Text_20_body">
      <style:paragraph-properties fo:text-align="end" style:justify-single-word="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2">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pmgsy.nic.in/pmg31.asp#top" text:style-name="Internet_20_link" text:visited-style-name="Visited_20_Internet_20_Link">3. Guiding Principles of PMGSY and Definitions</text:a></text:p>
      <text:p text:style-name="P2">3.1 The spirit and the objective of the Pradhan Mantri Gram Sadak Yojana (PMGSY) is to provide good all-weather road connectivity to unconnected Habitations. A habitation which was earlier provided all-weather connectivity would not be eligible even if the present condition of the road is bad.</text:p>
      <text:p text:style-name="P2">3.2 The unit for this Programme is a Habitation and not a Revenue village or a Panchayat. A <text:span text:style-name="T1">Habitation</text:span> is a cluster of population, living in an area, the location of which does not change over time. Desam, Dhanis, Tolas, Majras, Hamlets etc. are commonly used terminology to describe the Habitations. </text:p>
      <text:p text:style-name="P2">3.3 An <text:span text:style-name="T1">Unconnected Habitation</text:span> is one with a population of designated size (refer to Para 2.1 above) located at a distance of at least 500 metres or more (1.5 km of path distance in case of Hills) from an All-weather road or a connected Habitation.</text:p>
      <text:p text:style-name="P2">3.4 Para 2.1 above refers to Population size of Habitations. The population, as recorded in the Census 2001, shall be the basis for determining the population size of the Habitation. The population of all Habitations within a radius of 500 metres (1.5 km. of path distance in case of Hills) may be clubbed together for the purpose of determining the population size. This <text:span text:style-name="T1">cluster approach</text:span> would enable provision of connectivity to a larger number of Habitations, particularly in the Hill / mountainous areas.</text:p>
      <text:p text:style-name="P2">3.5 The eligible Unconnected Habitations are to be connected to nearby Habitations already connected by an All-weather road or to another existing All-weather road so that services (educational, health, marketing facilities etc.), which are not available in the unconnected Habitation, become available to the residents.</text:p>
      <text:p text:style-name="P2">3.6 A <text:span text:style-name="T1">Core Network</text:span> is that minimal Network of roads (routes)that is essential to provide Basic access to essential social and economic services to all eligible habitations in the selected areas through at least a single all-weather road connectivity.</text:p>
      <text:p text:style-name="P2">3.7 A Core Network comprises of <text:span text:style-name="T1">Through Routes</text:span> and <text:span text:style-name="T1">Link Routes</text:span>. Through routes are the ones which collect traffic from several link roads or a long chain of Habitations and lead it to Marketing centres either directly or through the higher category roads i.e., the District Roads or the State or National Highway. <text:span text:style-name="T1">Link Routes</text:span> are the roads connecting a single Habitation or a group of Habitations to Through Routes or District Roads leading to Market Centres. Link routes generally have dead ends terminating on a Habitation, while Through Routes arise from the confluence of two or more Link Routes and emerge on to a major Road or to a Market Centre.</text:p>
      <text:p text:style-name="P2">3.8 It should be ensured that each road work that is taken up under the PMGSY is part of the Core Network. While keeping the objective of Connectivity in view, preference should be given to those roads which also incidentally serve other Habitations. In other words, without compromising the basic objective (covering 1000+ Habitations first and 500+ Habitations next and 250+ Habitations where eligible, last), preference should be given to those roads which serve a larger population. For this purpose, while Habitations within a distance of 500 metres from the road is considered as connected in case of plain areas, this distance should be 1.5 km (of path length) in respect of Hills. </text:p>
      <text:p text:style-name="P2"><text:soft-page-break/>3.9 The PMGSY shall cover only the rural areas. Urban roads are excluded from the purview of this Programme. Even in the rural areas, PMGSY covers only the <text:span text:style-name="T1">Rural Roads</text:span> i.e., Roads that were formerly classified as ‘Other District Roads’ (ODR) and ‘Village Roads’ (VR). <text:span text:style-name="T1">Other District Roads</text:span> (ODR) are roads serving rural areas of production and providing them with outlet to market centres, taluka (tehsil) headquarters, Block headquarters or other main roads. <text:span text:style-name="T1">Village Roads </text:span>(VR) are roads connecting villages / Habitation or groups of Habitation with each other and to the nearest road of a higher category. Major District Roads, State Highways and National Highways cannot be covered under the PMGSY, even if they happen to be in rural areas. This applies to New Connectivity roads as well as Upgradation works.</text:p>
      <text:p text:style-name="P2">3.10 The PMGSY envisages only single road Connectivity to be provided. If a Habitation is already connected by way of an All-weather road, then no new work can be taken up under the PMGSY for that habitation. </text:p>
      <text:p text:style-name="P2">3.11 Provision of connectivity to unconnected Habitations would be termed as <text:span text:style-name="T1">New Connectivity</text:span>. Since the purpose of PMGSY inter alia is to provide farm to market access, new connectivity may involve ‘new construction’ where the link to the habitation is missing and additionally, if required, ‘upgradation’ where an intermediate link in its present condition cannot function as an all-weather road (see Para 3.12 below) </text:p>
      <text:p text:style-name="P2">3.12 <text:span text:style-name="T1">Upgradation</text:span>, when permitted (refer Para 2.2 and 3.11 above) would typically involve building the base and surface courses of an existing road to desired technical specifications and / or improving the geometrics of the road, as required in accordance with traffic condition. (see also Para 3.14 below) </text:p>
      <text:p text:style-name="P2">3.13 The primary focus of the PMGSY is to provide All-weather road connectivity to the eligible unconnected Habitations. An <text:span text:style-name="T1">All-weather road</text:span> is one which is negotiable in all seasons of the year. This implies that the road-bed is drained effectively (by adequate cross-drainage structures such as culverts, minor bridges and causeways), but this does not necessarily imply that it should be paved or surfaced or black-topped. Interruptions to traffic as per permitted frequency and duration may be allowed. </text:p>
      <text:p text:style-name="P2">3.14 There may be roads which are <text:span text:style-name="T1">Fair-weather roads</text:span>. In other words, they are fordable only during the dry season, because of lack of Cross Drainage (CD) works. Conversion of such roads to All-weather roads through provision of CD works would be treated as upgradation. It must be noted that on all the road works of the PMGSY, provision of necessary CD works is considered an essential element </text:p>
      <text:p text:style-name="P2">3.15 PMGSY does not permit repairs to Black-topped or Cement Roads, even if the surface condition is bad. </text:p>
      <text:p text:style-name="P2">3.16 The Rural Roads constructed under the Pradhan Mantri Gram Sadak Yojana will be in accordance with the provision of the Indian Roads Congress (IRC) as given in the Rural Roads Manual (IRC:SP20:2002). In case of Hill Roads, for matters not covered by the Rural Roads Manual, provisions of Hills Roads Manual (IRC:SP:48) may apply.</text:p>
      <text:p text:style-name="P12">Part II – Planning, Funding, Construction and Maintenance of Rural Roads </text:p>
      <text:p text:style-name="P13"><text:bookmark text:name="4"/><draw:a xlink:type="simple" xlink:href="http://www.pmgsy.nic.in/pmg31.asp#top"><draw:frame draw:style-name="fr1" draw:name="Image1" text:anchor-type="as-char" svg:width="0.529cm" svg:height="0.582cm" draw:z-index="0"><draw:image xlink:href="Pictures/100000020000001200000014015358C6E4A14813.gif" xlink:type="simple" xlink:show="embed" xlink:actuate="onLoad"/></draw:frame></draw:a></text:p>
      <text:p text:style-name="P2"><text:soft-page-break/><text:a xlink:type="simple" xlink:href="http://www.pmgsy.nic.in/pmg31.asp#top" text:style-name="Internet_20_link" text:visited-style-name="Visited_20_Internet_20_Link"><text:span text:style-name="T1">4. Planning for Rural Roads</text:span></text:a><text:a xlink:type="simple" xlink:href="http://www.pmgsy.nic.in/pmg31.asp#top" text:style-name="Internet_20_link" text:visited-style-name="Visited_20_Internet_20_Link"> </text:a></text:p>
      <text:p text:style-name="P2">4.1 Proper planning is imperative to achieve the objectives of the Programme in a systematic and cost effective manner. The Manual for the Preparation of District Rural Roads Plan and the Core Network, shall be treated as part of the Guidelines and would stand amended to the extent modified by the present Guidelines. The Manual lays down the various steps in the planning process and the role of different Agencies including the Intermediate Panchayat, the District Panchayat as well as the State Level Standing Committee. In the identification of the Core Network, the priorities of elected representatives, including MPs and MLAs, are expected to be duly taken into account and given full consideration. The Rural Roads Plan and the Core Network would constitute the basis for all planning exercises under the PMGSY. </text:p>
      <text:p text:style-name="P2">4.2 The <text:span text:style-name="T1">District Rural Roads Plan</text:span> would indicate the entire existing road network system in the District and also clearly identify the proposed roads for providing connectivity to Unconnected Habitations, in an economic and efficient manner in terms of cost and utility. The <text:span text:style-name="T1">Core Network</text:span> will identify the roads required to assure each eligible Habitation with a Basic Access (single all-weather road connectivity) to essential social and economic services. Accordingly, the Core Network would consist of some of the existing roads as well as all the roads proposed for new construction under the PMGSY. </text:p>
      <text:p text:style-name="P2">4.3 In proposing the new links under the District Rural Roads Plan, it would be first necessary to indicate the weightage for various services. The District Panchayat shall be the competent authority to select the set of socio-economic / infrastructure variables best suited for the District, categorise them and accord relative weightages to them. This would be communicated to all concerned before commencing the preparation of the District Rural Roads Plan. </text:p>
      <text:p text:style-name="P2">4.4 The Plan would first be prepared at the Block level, in accordance with the directions contained in the Manual and the priorities spelt out by the District Panchayat. In short, the existing road network would be drawn up, unconnected Habitations identified and the roads required to connect these unconnected Habitations prepared. This shall constitute the Block Level Master Plan. </text:p>
      <text:p text:style-name="P2">4.5 Once this exercise is completed, the Core Network for the Block is identified, by making best use of the existing and proposed road facilities in such a manner that all the eligible Habitations are assured of a Basic access. It must be ensured that every eligible Habitation is within 500 metres (1.5 km of Path length in the Hills) of a connected Habitation or an All-weather road (either existing or planned). In drawing up the proposed road links, the requirements of the people must be taken into account, through the socio-economic/infrastructure values (Road Index) suitably weighted (see Para 4.3) and the alignment having the higher Road Index ought to be considered for selection. </text:p>
      <text:p text:style-name="P2">4.6 The Block level Master Plan and the Core Network are then placed before the Intermediate Panchayat for consideration and approval of the Core Network. They are simultaneously sent, along with the list of all unconnected Habitations to the Members of Parliament and MLAs, for their comments, if any. After approval by the Intermediate Panchayat, the Plans would be placed before the District Panchayat for its approval. It will be incumbent on the District Panchayat to ensure that the suggestions given by the Members of Parliament are given full consideration within the framework of these Guidelines. Once approved by the District Panchayat, a copy of the Core Network would be sent to the State-level Agency as well as the National Rural Roads Development <text:soft-page-break/>Agency. No road work may be proposed under the PMGSY for New Connectivity or Upgradation (where permitted) unless it forms part of the Core Network.<text:bookmark text:name="5"/></text:p>
      <text:p text:style-name="P1"><text:a xlink:type="simple" xlink:href="http://www.pmgsy.nic.in/pmg31.asp#top" text:style-name="Internet_20_link" text:visited-style-name="Visited_20_Internet_20_Link"/></text:p>
      <text:p text:style-name="P1"><text:a xlink:type="simple" xlink:href="http://www.pmgsy.nic.in/pmg31.asp#top" text:style-name="Internet_20_link" text:visited-style-name="Visited_20_Internet_20_Link">6. Proposals</text:a></text:p>
      <text:p text:style-name="P2">6.1 All Districts having eligible unconnected Habitations are to prepare Block and District level Comprehensive New-Connectivity Priority Lists (CNCPL) for those Districts, of all proposed road links under PMGSY, grouping them in the following general Order Of Priority. </text:p>
      <table:table table:name="Table1" table:style-name="Table1">
        <table:table-column table:style-name="Table1.A"/>
        <table:table-column table:style-name="Table1.B"/>
        <table:table-row>
          <table:table-cell table:style-name="Table1.A1" office:value-type="string">
            <text:p text:style-name="P6">Priority # </text:p>
          </table:table-cell>
          <table:table-cell table:style-name="Table1.B1" office:value-type="string">
            <text:p text:style-name="P6">Population size of Habitations being connected </text:p>
          </table:table-cell>
        </table:table-row>
        <table:table-row>
          <table:table-cell table:style-name="Table1.A2" office:value-type="string">
            <text:p text:style-name="P5">I </text:p>
          </table:table-cell>
          <table:table-cell table:style-name="Table1.B2" office:value-type="string">
            <text:p text:style-name="P5">1000+ </text:p>
          </table:table-cell>
        </table:table-row>
        <table:table-row>
          <table:table-cell table:style-name="Table1.A2" office:value-type="string">
            <text:p text:style-name="P5">II </text:p>
          </table:table-cell>
          <table:table-cell table:style-name="Table1.B2" office:value-type="string">
            <text:p text:style-name="P5">500 – 999 </text:p>
          </table:table-cell>
        </table:table-row>
        <table:table-row>
          <table:table-cell table:style-name="Table1.A2" office:value-type="string">
            <text:p text:style-name="P5">III </text:p>
          </table:table-cell>
          <table:table-cell table:style-name="Table1.B2" office:value-type="string">
            <text:p text:style-name="P5">250 – 499(where eligible as per Para 2.1) </text:p>
          </table:table-cell>
        </table:table-row>
      </table:table>
      <text:p text:style-name="Text_20_body"><text:line-break/>The CNCPL list will be prepared with following forma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6">S.No. </text:p>
          </table:table-cell>
          <table:table-cell table:style-name="Table2.A1" office:value-type="string">
            <text:p text:style-name="P6">Name of road </text:p>
          </table:table-cell>
          <table:table-cell table:style-name="Table2.A1" office:value-type="string">
            <text:p text:style-name="P6">TR / LR </text:p>
          </table:table-cell>
          <table:table-cell table:style-name="Table2.A1" office:value-type="string">
            <text:p text:style-name="P6">Code in CN </text:p>
          </table:table-cell>
          <table:table-cell table:style-name="Table2.A1" office:value-type="string">
            <text:p text:style-name="P6">Length </text:p>
          </table:table-cell>
          <table:table-cell table:style-name="Table2.A1" office:value-type="string">
            <text:p text:style-name="P5"><text:span text:style-name="T1">Population served</text:span> </text:p>
          </table:table-cell>
          <table:table-cell table:style-name="Table2.A1" office:value-type="string">
            <text:p text:style-name="P6">Habs to be connected </text:p>
          </table:table-cell>
          <table:table-cell table:style-name="Table2.A1" office:value-type="string">
            <text:p text:style-name="P5"><text:span text:style-name="T1">Present status (earthen track etc.)</text:span> </text:p>
          </table:table-cell>
          <table:table-cell table:style-name="Table2.I1" office:value-type="string">
            <text:p text:style-name="P6">Name &amp; no. of TR associated </text:p>
          </table:table-cell>
        </table:table-row>
        <table:table-row>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I2" office:value-type="string">
            <text:p text:style-name="Table_20_Contents">  </text:p>
          </table:table-cell>
        </table:table-row>
        <table:table-row>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A2" office:value-type="string">
            <text:p text:style-name="Table_20_Contents">  </text:p>
          </table:table-cell>
          <table:table-cell table:style-name="Table2.I2" office:value-type="string">
            <text:p text:style-name="Table_20_Contents">  </text:p>
          </table:table-cell>
        </table:table-row>
      </table:table>
      <text:p text:style-name="P3">(CN – Core Network / TR – Through Route / LR – Link Route) </text:p>
      <text:p text:style-name="P2">6.2 In order to manage the rural road network for upgradation and maintenance planning all States will carry out, every 2 years, a Pavement Condition Survey of all Through Routes (in case Through Routes are not part of the rural roads, of the next lower category of Main Rural Links or MRL). Detailed Guidelines on the methodology and analysis will be issued by the Ministry from time to time. The Survey will yield a Pavement Condition Index (PCI) on a scale of 1 to 5. The results of the survey will be recorded in the PCI Register in the following format: <text:line-break/><text:line-break/>    District:_______________                                                                  Block:_______________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column table:style-name="Table3.M"/>
        <table:table-row>
          <table:table-cell table:style-name="Table3.A1" office:value-type="string">
            <text:p text:style-name="P6">Name of road </text:p>
          </table:table-cell>
          <table:table-cell table:style-name="Table3.A1" office:value-type="string">
            <text:p text:style-name="P5"><text:span text:style-name="T1">Code no.in CN</text:span> </text:p>
          </table:table-cell>
          <table:table-cell table:style-name="Table3.A1" office:value-type="string">
            <text:p text:style-name="P6">Length </text:p>
          </table:table-cell>
          <table:table-cell table:style-name="Table3.A1" office:value-type="string">
            <text:p text:style-name="P5"><text:span text:style-name="T1">Name of habitations Connected</text:span> </text:p>
          </table:table-cell>
          <table:table-cell table:style-name="Table3.A1" office:value-type="string">
            <text:p text:style-name="P6">Population served </text:p>
          </table:table-cell>
          <table:table-cell table:style-name="Table3.A1" office:value-type="string">
            <text:p text:style-name="P5"><text:span text:style-name="T1">Year of construction</text:span> </text:p>
          </table:table-cell>
          <table:table-cell table:style-name="Table3.A1" office:value-type="string">
            <text:p text:style-name="P5"><text:span text:style-name="T1">Year of last periodic renewal (PR)</text:span> </text:p>
          </table:table-cell>
          <table:table-cell table:style-name="Table3.A1" office:value-type="string">
            <text:p text:style-name="P5"><text:span text:style-name="T1">Amount spent on routine maintenance since PR</text:span> </text:p>
          </table:table-cell>
          <table:table-cell table:style-name="Table3.A1" office:value-type="string">
            <text:p text:style-name="P6">Type of pavement </text:p>
          </table:table-cell>
          <table:table-cell table:style-name="Table3.A1" office:value-type="string">
            <text:p text:style-name="P5"><text:span text:style-name="T1">Length(km)</text:span> </text:p>
          </table:table-cell>
          <table:table-cell table:style-name="Table3.A1" office:value-type="string">
            <text:p text:style-name="P6">ADT* </text:p>
          </table:table-cell>
          <table:table-cell table:style-name="Table3.A1" office:value-type="string">
            <text:p text:style-name="P6">PCI </text:p>
          </table:table-cell>
          <table:table-cell table:style-name="Table3.M1" office:value-type="string">
            <text:p text:style-name="P6">Date of PCI </text:p>
          </table:table-cell>
        </table:table-row>
        <table:table-row>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M2" office:value-type="string">
            <text:p text:style-name="Table_20_Contents">  </text:p>
          </table:table-cell>
        </table:table-row>
        <table:table-row>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M2" office:value-type="string">
            <text:p text:style-name="Table_20_Contents">  </text:p>
          </table:table-cell>
        </table:table-row>
        <table:table-row>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A2" office:value-type="string">
            <text:p text:style-name="Table_20_Contents">  </text:p>
          </table:table-cell>
          <table:table-cell table:style-name="Table3.M2" office:value-type="string">
            <text:p text:style-name="Table_20_Contents">  </text:p>
          </table:table-cell>
        </table:table-row>
      </table:table>
      <text:p text:style-name="P3">* if already done (can be done separately) <text:line-break/><text:line-break/>All upgradation and maintenance prioritisation will be done from this list. </text:p>
      <text:p text:style-name="P2">6.3 In respect of Districts where no new connectivity is required to be done, a Comprehensive Upgradation Priority will be prepared based on the PCI (see Para 6.2 above) of the rural Through Routes of the Core Network, as follows: </text:p>
      <text:list xml:id="list3907946764139299618" text:style-name="L1">
        <text:list-item>
          <text:p text:style-name="P9"><text:soft-page-break/><text:span text:style-name="T1">Priority-I</text:span> will be Through Routes which are constructed as WBM roads. In such cases, upgradation will comprise of bringing the existing profile to good condition (along with improvement in geometries, necessary drainage works and road signages) and providing the appropriate crust and surface as per design requirement.</text:p>
        </text:list-item>
        <text:list-item>
          <text:p text:style-name="P9"><text:span text:style-name="T1">Priority-II</text:span> are other fair weather through routes or gravel through routes or through routes with missing links or lacking cross drainage. In such a case upgradation will consist of converting the road into an all-weather one with appropriate geometries and all necessary provisions. </text:p>
        </text:list-item>
        <text:list-item>
          <text:p text:style-name="P9"><text:span text:style-name="T1">Priority-III</text:span> will be other through routes which are at the end of their design life, whose PCI is 2 or less, i.e., are ‘poor’ or very ‘poor’. In such cases, upgradation will include improvement in geometric design where necessary, with width, surfacing, etc., as per projected traffic requirements. </text:p>
        </text:list-item>
        <text:list-item>
          <text:p text:style-name="P9">Presently sealed-surface all-weather roads with PCI more than 2 and sealed-surface all-weather roads which are less than 10 years old (even if PCI is less than 2) <text:span text:style-name="T2">will not</text:span> be taken up for upgradation. </text:p>
        </text:list-item>
        <text:list-item>
          <text:p text:style-name="P9">Within each priority class, qualifying roads will be arranged in order of population served (directly and through population served in link routes), as a rough indication of traffic expected. However, States are advised to conduct an Average Daily Traffic (ADT) Survey at the earliest. Based on the time at which the traffic survey is carried out (such as Peak or Lean Seasons) the same is to be adjusted for seasonality in order to arrive at an Annual Average Daily Traffic (AADT) estimate, which is the basis for the prioritisation as well as the design. (An axle load survey may also be carried out, on selective basis, on the roads where heavy traffic is expected with wide variations in the Axle Load Spectrum. Proposals for this purpose approved by NRRDA will be eligible for reimbursement of expenses).</text:p>
        </text:list-item>
        <text:list-item>
          <text:p text:style-name="P9">In case in any District, the Through Roads defined in the Core Network do not belong to the Rural Roads category, the Main Rural Links (emanating from the Through Route) will be considered for upgradation on similar lines indicated above. </text:p>
        </text:list-item>
      </text:list>
      <text:p text:style-name="P2">The work of preparing the Comprehensive Upgradation Priority will be taken up only in those districts which are likely to complete new connectivity to eligible habitations within the next 1 year. The Comprehensive Upgradation Priority List (CUPL) list will be prepared District-wise for each Priority class (where only a homogenous portion of the road is to be taken under upgradation, only that portion needs to be mentioned, by chainage) on the following proforma:- </text:p>
      <text:p text:style-name="P4">Priority class --------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5"><text:span text:style-name="T1">Block</text:span> </text:p>
          </table:table-cell>
          <table:table-cell table:style-name="Table4.A1" office:value-type="string">
            <text:p text:style-name="P5"><text:span text:style-name="T1">Road code in CN</text:span> </text:p>
          </table:table-cell>
          <table:table-cell table:style-name="Table4.A1" office:value-type="string">
            <text:p text:style-name="P5"><text:span text:style-name="T1">Name of through route / MRL</text:span> </text:p>
          </table:table-cell>
          <table:table-cell table:style-name="Table4.A1" office:value-type="string">
            <text:p text:style-name="P5"><text:span text:style-name="T1">Year of construction</text:span> </text:p>
          </table:table-cell>
          <table:table-cell table:style-name="Table4.A1" office:value-type="string">
            <text:p text:style-name="P5"><text:span text:style-name="T1">Year of last periodic renewal</text:span> </text:p>
          </table:table-cell>
          <table:table-cell table:style-name="Table4.A1" office:value-type="string">
            <text:p text:style-name="P5"><text:span text:style-name="T1">Present surface type</text:span> </text:p>
          </table:table-cell>
          <table:table-cell table:style-name="Table4.A1" office:value-type="string">
            <text:p text:style-name="P5"><text:span text:style-name="T1">PCI</text:span> </text:p>
          </table:table-cell>
          <table:table-cell table:style-name="Table4.A1" office:value-type="string">
            <text:p text:style-name="P5"><text:span text:style-name="T1">Total population of the Habitations served by road</text:span> </text:p>
          </table:table-cell>
          <table:table-cell table:style-name="Table4.I1" office:value-type="string">
            <text:p text:style-name="P5"><text:span text:style-name="T1">AADT</text:span> </text:p>
          </table:table-cell>
        </table:table-row>
        <table:table-row>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I2" office:value-type="string">
            <text:p text:style-name="Table_20_Contents">  </text:p>
          </table:table-cell>
        </table:table-row>
        <table:table-row>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I2" office:value-type="string">
            <text:p text:style-name="Table_20_Contents">  </text:p>
          </table:table-cell>
        </table:table-row>
        <table:table-row>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A2" office:value-type="string">
            <text:p text:style-name="Table_20_Contents">  </text:p>
          </table:table-cell>
          <table:table-cell table:style-name="Table4.I2" office:value-type="string">
            <text:p text:style-name="Table_20_Contents">  </text:p>
          </table:table-cell>
        </table:table-row>
      </table:table>
      <text:p text:style-name="P2"><text:soft-page-break/>The CUPL will be got verified on the ground on sample basis through the STAs and the NQM system before it is processed for further approvals. The STAs will do 100% verification of the List for consistency on the basis of the PCI data given by the District and also sample ground checking. </text:p>
      <text:p text:style-name="P2">After the CNCPL / CUPL is prepared and verified, it shall be placed before the District Panchayat. The Members of Parliament / MLAs shall be given a copy of the CNCPL / CUPL and their suggestions and suggestions of lower level Panchayati Institutions shall be given the fullest consideration by the District Panchayat while according its approval. The CNCPL shall be the basis of all new connectivity proposals and the CUPL shall be the basis of all upgradation proposals in Districts where no new connectivity remains to be done.</text:p>
      <text:p text:style-name="P2">6.4 After the CNCPL / CUPL is prepared and verified, it shall be placed before the District Panchayat. The Members of Parliament / MLAs shall be given a copy of the CNCPL / CUPL and their suggestions and suggestions of lower level Panchayati Institutions shall be given the fullest consideration by the District Panchayat while according its approval. The CNCPL shall be the basis of all new connectivity proposals and the CUPL shall be the basis of all upgradation proposals in Districts where no new connectivity remains to be done. </text:p>
      <text:p text:style-name="P2">6.5 The list of road works to be taken up under the PMGSY will be finalised each year by the District Panchayat in accordance with the Allocation of Funds communicated to the District (see Para 5.1). The District Panchayat shall finalise the list through a consultative process involving lower level Panchayati institutions and elected representatives (see Para 6.9 below) It must be ensured that the proposed road works are part of the Core Network and that New Connectivity is given primacy.</text:p>
      <text:p text:style-name="P2">6.6.1 In States where existing rural through routes are in reasonably good condition (i.e., PCI is generally above 3) the prioritisation of new links will be taken up for construction as per the order of the CNCPL.</text:p>
      <text:p text:style-name="P2">6.6.2 In States where the existing rural Through Routes are in very poor condition (PCI is generally 3 or less) because of neglect of maintenance, upgradation / renewal of through routes may be taken up as an adjunct to new connectivity and the procedure will be as follows: </text:p>
      <table:table table:name="Table5" table:style-name="Table5">
        <table:table-column table:style-name="Table5.A"/>
        <table:table-column table:style-name="Table5.B"/>
        <table:table-row>
          <table:table-cell table:style-name="Table5.A1" office:value-type="string">
            <text:p text:style-name="P5">Step 1 </text:p>
          </table:table-cell>
          <table:table-cell table:style-name="Table5.B1" office:value-type="string">
            <text:p text:style-name="P5">Select the New Connectivity Link as per CNCPL in order of priority </text:p>
          </table:table-cell>
        </table:table-row>
        <table:table-row>
          <table:table-cell table:style-name="Table5.A1" office:value-type="string">
            <text:p text:style-name="P5">Step 2 </text:p>
          </table:table-cell>
          <table:table-cell table:style-name="Table5.B1" office:value-type="string">
            <text:p text:style-name="P5">Identify the rural Through Routes (called associated Through Route) from which the new link is taken off till such road reaches the nearest market centre / higher category road. </text:p>
          </table:table-cell>
        </table:table-row>
        <table:table-row>
          <table:table-cell table:style-name="Table5.A1" office:value-type="string">
            <text:p text:style-name="P5">Step 3 </text:p>
          </table:table-cell>
          <table:table-cell table:style-name="Table5.B1" office:value-type="string">
            <text:p text:style-name="P5">Find out the Pavement Condition of the associated rural Through routes identified in Step 2 (from the PCI Register). </text:p>
          </table:table-cell>
        </table:table-row>
        <table:table-row>
          <table:table-cell table:style-name="Table5.A1" office:value-type="string">
            <text:p text:style-name="P5">Step 4 </text:p>
          </table:table-cell>
          <table:table-cell table:style-name="Table5.B1" office:value-type="string">
            <text:p text:style-name="P7">Decide the type of intervention required based on the PCI. This implies a decision whether the roads leading to the market centre require Upgradation or Surface Renewal or Routine Maintenance. Roads having PCI 3 and below and 6 years or more old can be taken up for Upgradation / Renewal. For the roads with PCI above 3, or whose age is less than 6 years, Routine Maintenance or, if due, Renewal will be adequate, unless there are structural / geometrical / drainage deficiencies which need to be improved through Upgradation. </text:p>
          </table:table-cell>
        </table:table-row>
        <table:table-row>
          <table:table-cell table:style-name="Table5.A1" office:value-type="string">
            <text:p text:style-name="P5">Step 5 </text:p>
          </table:table-cell>
          <table:table-cell table:style-name="Table5.B1" office:value-type="string">
            <text:p text:style-name="P7">Include all other eligible new links as per Comprehensive New Connectivity Priority List (CNCPL) coming on to the Through Routes identified in Step 3 even if such links are lower in the Order of the Priority. These eligible new links would be the subsidiary link routes. </text:p>
          </table:table-cell>
        </table:table-row>
        <text:soft-page-break/>
        <table:table-row>
          <table:table-cell table:style-name="Table5.A1" office:value-type="string">
            <text:p text:style-name="P5">Step 6 </text:p>
          </table:table-cell>
          <table:table-cell table:style-name="Table5.B1" office:value-type="string">
            <text:p text:style-name="P7">Each project will thus comprise of a sub-network of a primary new connectivity link, the associated Through Route(s) and subsidiary new connectivity links (falling on the associated Through Routes). The project proposal will include new construction for the new links and upgradation / renewal of the Through Routes based on age and PCI. Generally each such project would form a package for tendering purposes (all the packages of a particular year would form a Batch for future maintenance purposes). </text:p>
          </table:table-cell>
        </table:table-row>
        <table:table-row>
          <table:table-cell table:style-name="Table5.A1" office:value-type="string">
            <text:p text:style-name="P5">Step 7 </text:p>
          </table:table-cell>
          <table:table-cell table:style-name="Table5.B1" office:value-type="string">
            <text:p text:style-name="P7">Make a rough estimate of the project cost based on per km construction / upgradation cost, and take up additional links from the CNCP list and repeat steps 1 to 5 till the total cost of the selected projects cover the District allocation. </text:p>
          </table:table-cell>
        </table:table-row>
      </table:table>
      <text:p text:style-name="P2">6.7 In case of Districts where no new connectivity remains, only the existing rural Through Routes may need upgradation. In such cases the Comprehensive Upgradation Priority List (CUPL) will apply and road works will be selected out of the CUPL in order of priority. </text:p>
      <text:p text:style-name="P2">6.8 In drawing up the annual list of the road works, the District Panchayat shall ensure that the Order of Priority for New Connectivity / Upgradation is strictly followed. The only exception (in new connectivity links) from the order of priority is in respect of those routes of the Core Network that include the Village Panchayat Headquarters or Market Centres or other educational or medical essential services or those which stand notified by the State Government as places of tourist interest. In such cases, new connectivity may be taken up irrespective of the population size.</text:p>
      <text:p text:style-name="P2">6.9 The Annual proposals will be based on the CNCPL or CUPL as the case may be, following the Order of Priority. However, it is possible that there are inadvertent errors or omissions, particularly in the associated through routes or subsidiary link routes in case of new connectivity. Accordingly it is desirable to also associate public representatives while finalising the selection of road works in the annual proposals in the Core Network. The proposals of the Members of Parliament are required to be given full consideration, and for this purpose: </text:p>
      <text:list xml:id="list8804982216545478571" text:style-name="L2">
        <text:list-item>
          <text:p text:style-name="P10">The Block or District CNCPL / CUPL should be sent to each MP with the request that their proposals on the selection of works out of the CNCPL / CUPL should be sent to the District Panchayat. It is suggested that at least 15 clear days may be given for the purpose. </text:p>
        </text:list-item>
        <text:list-item>
          <text:p text:style-name="P10">In order to ensure that the prioritisation has some reference to the funding available, the size of proposals expected may also be indicated to the Members of Parliament while forwarding them the CNCP / CUPL list. District / Block-wise allocation may be indicated to enable choice with the requisite geographical spread. It is expected that such proposals of Members of Parliament which adhere to the Order of Priority would be invariably accepted subject to consideration of equitable allocation of funds. </text:p>
        </text:list-item>
        <text:list-item>
          <text:p text:style-name="P10">The proposals received from the Members of Parliament by the stipulated date should be given full consideration in the District Panchayat which should record the reason in each case of non-inclusion, and the Members of Parliament should be informed of the inclusion / non-inclusion of their proposals along with the reasons in each case in the event of non-inclusion. It would be preferable if the communication is issued from the Nodal Department at a senior level. </text:p>
        </text:list-item>
      </text:list>
      <text:p text:style-name="P2">6.10 While Lok Sabha Members will be consulted in respect of their constituencies, Rajya Sabha Members will be consulted in respect of that District of the State they represent for which they have <text:soft-page-break/>been nominated as Vice-Chairman of the District Vigilance &amp; Monitoring Committee of the Ministry of Rural Development. </text:p>
      <text:p text:style-name="P2">6.11 The Order Of Priority and the CNCPL / CUPL will be the twin basis for making proposals. Where roadworks of a higher order of priority still remain to be taken up, road works of a lower order of priority will not be taken up in the same District (subject to Para 6.8) except if it is not feasible to execute the road work for reasons of non-availability of land etc. While finalising the District proposal, the District Panchayat shall record and communicate the reason in each such case that a higher priority road is left out and lower priority road is proposed. </text:p>
      <text:p text:style-name="P2">6.12 It will be the responsibility of the State Government / District Panchayat to ensure that lands are available for taking up the proposed road works. A certificate that Land is available must accompany the proposal for each road work. It must be noted that the PMGSY does not provide funds for Land Acquisition. This does not however mean that acquisition cannot be done by the State Government at its own cost. The State Government may also lay down guidelines for voluntary donation, exchange or other mechanisms to ensure availability of land. The process of making land available for the road works should sub-serve the common good and also be just and equitable. The details of land made available should be reflected in the local land records to avoid dispute. </text:p>
      <text:p text:style-name="P2">6.13 It may be that road works are sometimes held up because at the time of preparation of DPR actual availability of land was not investigated or because local Panchayat was not taken into confidence about the proposed alignment and disputes subsequently arose. As part of the PMGSY process, all States may include a simple, non-formal “transect walk” to be organized by the Assistant Engineer at the time of preparation of DPRs. The Panchayat Pradhan, local patwari and the JE would participate. Forest Department officials would be included where forest land is likely to be involved. (see Para 8.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9:28:15.117761426</meta:creation-date>
    <dc:date>2018-03-13T19:30:33.627602414</dc:date>
    <meta:editing-duration>PT47S</meta:editing-duration>
    <meta:editing-cycles>2</meta:editing-cycles>
    <meta:generator>LibreOffice/5.1.6.2$Linux_X86_64 LibreOffice_project/10m0$Build-2</meta:generator>
    <meta:document-statistic meta:table-count="5" meta:image-count="1" meta:object-count="0" meta:page-count="8" meta:paragraph-count="194" meta:word-count="3998" meta:character-count="24514" meta:non-whitespace-character-count="20294"/>
  </office:meta>
</office:document-meta>
</file>